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ns_psiquiatra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2:04:52.329493167</meta:creation-date>
    <dc:date>2022-06-16T12:06:02.411987732</dc:date>
    <meta:editing-duration>PT1M10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